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style:style>
    <style:style style:name="P2" style:family="paragraph" style:parent-style-name="Preformatted_20_Text">
      <style:paragraph-properties fo:text-align="center" style:justify-single-word="false"/>
      <style:text-properties fo:font-size="20pt"/>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padding="0.0291in" fo:border-left="none" fo:border-right="none" fo:border-top="none" fo:border-bottom="0.06pt solid #000000" style:join-border="false"/>
    </style:style>
    <style:style style:name="P5" style:family="paragraph" style:parent-style-name="Heading_20_1">
      <style:paragraph-properties fo:break-before="page"/>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break-before="page"/>
    </style:style>
    <style:style style:name="P9" style:family="paragraph" style:parent-style-name="Heading_20_2">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
      <text:p text:style-name="P1"/>
      <text:p text:style-name="P1">TAPEMAN V3 User Manual</text:p>
      <text:p text:style-name="P3"/>
      <text:p text:style-name="P2"/>
      <text:p text:style-name="P2">MVS3.8J Tapemount Automation</text:p>
      <text:p text:style-name="P2"/>
      <text:p text:style-name="P2">Draft release 2009</text:p>
      <text:p text:style-name="P3"/>
      <text:p text:style-name="P3"/>
      <text:p text:style-name="P3">Maintained by Mark Dickinson 2006-2009</text:p>
      <text:p text:style-name="P3">LAST UPDATED August 14 2013</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0">Tapeman Version 3 Overview <text:tab/>3</text:p>
          <text:p text:style-name="P11">Functional Summary<text:tab/>3</text:p>
          <text:p text:style-name="P11">Function Details<text:tab/>3</text:p>
          <text:p text:style-name="P11">Limitations in Tapeman Version 3<text:tab/>5</text:p>
          <text:p text:style-name="P10">Changes since Version 2<text:tab/>6</text:p>
          <text:p text:style-name="P11">Program and filename changes<text:tab/>6</text:p>
          <text:p text:style-name="P11">Database format changes<text:tab/>6</text:p>
          <text:p text:style-name="P11">IEECVXIT triggering no longer supported<text:tab/>6</text:p>
          <text:p text:style-name="P11">Special handling changed for IEHINITT<text:tab/>6</text:p>
          <text:p text:style-name="P11">The only recommended triggering mechanism now is MMPF<text:tab/>6</text:p>
          <text:p text:style-name="P11">CLIST Interface no longer provided<text:tab/>6</text:p>
          <text:p text:style-name="P11">Known Issues<text:tab/>7</text:p>
          <text:p text:style-name="P10">Utility Programs Provided<text:tab/>8</text:p>
          <text:p text:style-name="P11">TAPEMCUU – automate a mount with automation shutdown<text:tab/>8</text:p>
          <text:p text:style-name="P11">TAPEMEXP – Change a volsers expiry date in the database<text:tab/>10</text:p>
          <text:p text:style-name="P11">TAPEMSCR – Daily database tape scratch job<text:tab/>11</text:p>
          <text:p text:style-name="P11">TAPEMUTL – database update utility (add/delete/scratch/list volsers)<text:tab/>12</text:p>
          <text:p text:style-name="P11">Labelling Tapes - Notes on IEHINITT<text:tab/>13</text:p>
          <text:p text:style-name="P10">Files shipped with Tapeman Version 3<text:tab/>14</text:p>
        </text:index-body>
      </text:table-of-content>
      <text:p text:style-name="Text_20_body"/>
      <text:h text:style-name="P5" text:outline-level="1">Tapeman Version 3 Overview </text:h>
      <text:p text:style-name="Preformatted_20_Text"/>
      <text:p text:style-name="Preformatted_20_Text">Provides AUTOMATION OF TAPE MOUNTS for HERCULES MVS3.8J systems.</text:p>
      <text:p text:style-name="Preformatted_20_Text"/>
      <text:h text:style-name="Heading_20_2" text:outline-level="2">Functional Summary</text:h>
      <text:p text:style-name="Preformatted_20_Text">Maintains a catalogue of tape volser names. These volsers are used to provide a pool of (.aws tape files only) tapes that will be automatically mounted when mount requests for either named volsers or scratch tapes are issued by the OS.</text:p>
      <text:p text:style-name="Preformatted_20_Text"/>
      <text:p text:style-name="Preformatted_20_Text">Named tapes are self explainatory, if they are in the catalogue they will be mounted when called for by name, and their expiry updated by +14 days from the current date.</text:p>
      <text:p text:style-name="Preformatted_20_Text"/>
      <text:p text:style-name="Preformatted_20_Text">Scratch tape mounts have an extra step, if a scratch tape (one that has expired) is found in the catalogue it is mounted and the expiry updated (it is no longer scratch). If however no scratch tapes are left the operators are WTOR'ed to provide a volser; see details for how this is handled.</text:p>
      <text:p text:style-name="Preformatted_20_Text"/>
      <text:h text:style-name="Heading_20_2" text:outline-level="2">Function Details</text:h>
      <text:p text:style-name="Preformatted_20_Text">NAMED VOLSER MOUNT REQUESTS</text:p>
      <text:p text:style-name="Preformatted_20_Text">---------------------------</text:p>
      <text:p text:style-name="Preformatted_20_Text">When a mount for a named tape volser XXXXXX is requested,</text:p>
      <text:p text:style-name="Preformatted_20_Text"/>
      <text:p text:style-name="Preformatted_20_Text"><text:s text:c="4"/>check to see if the tape volser is in the catalogue</text:p>
      <text:p text:style-name="Preformatted_20_Text"><text:s text:c="7"/>YES - issue the 'devinit CUU tapes/XXXXX.aws' command to</text:p>
      <text:p text:style-name="Preformatted_20_Text"><text:s text:c="13"/>mount it. CUU and XXXXX are taken from the mount</text:p>
      <text:p text:style-name="Preformatted_20_Text"><text:s text:c="13"/>message.</text:p>
      <text:p text:style-name="Preformatted_20_Text"><text:s text:c="13"/>--AND-- update expiry date on volser by +14 days from</text:p>
      <text:p text:style-name="Preformatted_20_Text"><text:s text:c="13"/>the current date.</text:p>
      <text:p text:style-name="Preformatted_20_Text"><text:s text:c="7"/>NO <text:s/>- WTO that it is not automated</text:p>
      <text:p text:style-name="Preformatted_20_Text"/>
      <text:p text:style-name="Preformatted_20_Text"><text:s text:c="4"/>reasoning</text:p>
      <text:p text:style-name="Preformatted_20_Text"><text:s text:c="7"/>a) you could be installing new software, the tape files for</text:p>
      <text:p text:style-name="Preformatted_20_Text"><text:s text:c="10"/>that are probably somewhere other than you 'tapes'</text:p>
      <text:p text:style-name="Preformatted_20_Text"><text:s text:c="10"/>directory so trying to automount would be bad.</text:p>
      <text:p text:style-name="Preformatted_20_Text"><text:s text:c="7"/>b) if you had a typo in the jcl of your job and were asking</text:p>
      <text:p text:style-name="Preformatted_20_Text"><text:s text:c="10"/>for a volser that did not exist you would go into an</text:p>
      <text:p text:style-name="Preformatted_20_Text"><text:s text:c="10"/>endless loop of devinits for non-existent files, resulting</text:p>
      <text:p text:style-name="Preformatted_20_Text"><text:s text:c="10"/>in device switch prompts, which if answered to would repeat</text:p>
      <text:p text:style-name="Preformatted_20_Text"><text:s text:c="10"/>the cycle again.., until you cancelled the job. better that</text:p>
      <text:p text:style-name="Preformatted_20_Text"><text:s text:c="10"/>tapeman just ignores it so you can sort it out.</text:p>
      <text:p text:style-name="Preformatted_20_Text"><text:s text:c="7"/>c) expiry by +14 days always !. cannot tell the difference</text:p>
      <text:p text:style-name="Preformatted_20_Text"><text:s text:c="10"/>between read/write requests from the mount message (and</text:p>
      <text:p text:style-name="Preformatted_20_Text"><text:s text:c="10"/>cannot wait for a K(lear) message as another job may have</text:p>
      <text:p text:style-name="Preformatted_20_Text"><text:s text:c="10"/>asked for a scratch, so for any mount we manage just +14</text:p>
      <text:p text:style-name="Preformatted_20_Text"><text:s text:c="10"/>expiry (no probs, if a read then someone wants the files</text:p>
      <text:p text:style-name="Preformatted_20_Text"><text:s text:c="10"/>anyway, so keeping longer is good).</text:p>
      <text:p text:style-name="Preformatted_20_Text"/>
      <text:p text:style-name="Preformatted_20_Text"/>
      <text:p text:style-name="Preformatted_20_Text">SCRATCH TAPE MOUNT REQUESTS</text:p>
      <text:p text:style-name="Preformatted_20_Text">---------------------------</text:p>
      <text:p text:style-name="Preformatted_20_Text">When a mount for a scratch tape is requested (where volser is PRIVAT)</text:p>
      <text:p text:style-name="Preformatted_20_Text"/>
      <text:p text:style-name="Preformatted_20_Text"><text:s text:c="2"/>scan the catalogue for any available scratch tapes</text:p>
      <text:p text:style-name="Preformatted_20_Text"/>
      <text:p text:style-name="Preformatted_20_Text"><text:s text:c="2"/>scratch tape found</text:p>
      <text:p text:style-name="Preformatted_20_Text"><text:s text:c="7"/>YES - issue the 'devinit CUU tapes/XXXXX.aws' command to</text:p>
      <text:p text:style-name="Preformatted_20_Text"><text:soft-page-break/><text:s text:c="13"/>mount it. CUU and XXXXX are taken from the mount</text:p>
      <text:p text:style-name="Preformatted_20_Text"><text:s text:c="13"/>message.</text:p>
      <text:p text:style-name="Preformatted_20_Text"><text:s text:c="7"/>NO <text:s/>- pain in the butt, but it happens</text:p>
      <text:p text:style-name="Preformatted_20_Text"><text:s text:c="13"/>(1) issue a WTO saying no scratch tapes are availabe.</text:p>
      <text:p text:style-name="Preformatted_20_Text"><text:s text:c="13"/>(2) issue a WTOR asking for a tape volser or 'CANCEL'</text:p>
      <text:p text:style-name="Preformatted_20_Text"><text:s text:c="17"/>(2.1) operator replies with a volser in our</text:p>
      <text:p text:style-name="Preformatted_20_Text"><text:s text:c="23"/>catalogue. We mount it and update the</text:p>
      <text:p text:style-name="Preformatted_20_Text"><text:s text:c="23"/>expiry to +14 days from today with the new</text:p>
      <text:p text:style-name="Preformatted_20_Text"><text:s text:c="23"/>jobname that used it</text:p>
      <text:p text:style-name="Preformatted_20_Text"><text:s text:c="17"/>(2.2) EXCEPTION CASE ALLOWED</text:p>
      <text:p text:style-name="Preformatted_20_Text"><text:s text:c="23"/>operator replies with a volser NOT in our</text:p>
      <text:p text:style-name="Preformatted_20_Text"><text:s text:c="23"/>catalogue. We mount it but do not track it.</text:p>
      <text:p text:style-name="Preformatted_20_Text"><text:s text:c="23"/>this is simply because as manual action is</text:p>
      <text:p text:style-name="Preformatted_20_Text"><text:s text:c="23"/>required we trust the support staff to</text:p>
      <text:p text:style-name="Preformatted_20_Text"><text:s text:c="23"/>ensure this volser exists, presumably created</text:p>
      <text:p text:style-name="Preformatted_20_Text"><text:s text:c="23"/>as a one-off response to no existing volsers</text:p>
      <text:p text:style-name="Preformatted_20_Text"><text:s text:c="23"/>being free.</text:p>
      <text:p text:style-name="Preformatted_20_Text"><text:s text:c="23"/>Notes: if between the time the WTOR is issued</text:p>
      <text:p text:style-name="Preformatted_20_Text"><text:s text:c="23"/>and the reply givin the new tape is added to</text:p>
      <text:p text:style-name="Preformatted_20_Text"><text:s text:c="23"/>the catalogue it is treated as per 2.1 when</text:p>
      <text:p text:style-name="Preformatted_20_Text"><text:s text:c="23"/>the WTOR is finally replied to and updated</text:p>
      <text:p text:style-name="Preformatted_20_Text"><text:s text:c="23"/>with an expiry of +14 days from today.</text:p>
      <text:p text:style-name="Preformatted_20_Text"/>
      <text:h text:style-name="Heading_20_2" text:outline-level="2"/>
      <text:h text:style-name="P9" text:outline-level="2">Limitations in Tapeman Version 3</text:h>
      <text:p text:style-name="Preformatted_20_Text"><text:s text:c="2"/>- tape files must be named XXXXXX.aws, volser then .aws ,</text:p>
      <text:p text:style-name="Preformatted_20_Text"><text:s text:c="4"/>.het suffixes are not implemented as I don't use them</text:p>
      <text:p text:style-name="Preformatted_20_Text"><text:s text:c="2"/>- all tapes must be in the 'tapes' directory under the path you</text:p>
      <text:p text:style-name="Preformatted_20_Text"><text:s text:c="4"/>were in when you started hercules</text:p>
      <text:p text:style-name="Preformatted_20_Text"><text:s text:c="2"/>- expiry times for catalog entries hard coded in TAPEMAN program,</text:p>
      <text:p text:style-name="Preformatted_20_Text"><text:s text:c="4"/>currently set to +14 days</text:p>
      <text:p text:style-name="Preformatted_20_Text"><text:s text:c="2"/>- when a scratch tape is used expiry is set to +14 days</text:p>
      <text:p text:style-name="Preformatted_20_Text"><text:s text:c="2"/>- ...actually when any tape is used expiry is set to +14 day, as</text:p>
      <text:p text:style-name="Preformatted_20_Text"><text:s text:c="4"/>a) can't trigger on the Klear message as another job may have</text:p>
      <text:p text:style-name="Preformatted_20_Text"><text:s text:c="7"/>asked for a scratch and got the same tape by then, so it has</text:p>
      <text:p text:style-name="Preformatted_20_Text"><text:s text:c="7"/>to be allocated at the mount request time</text:p>
      <text:p text:style-name="Preformatted_20_Text"><text:s text:c="4"/>b) can't really distinguish between write.read mount reqauests,</text:p>
      <text:p text:style-name="Preformatted_20_Text"><text:s text:c="7"/>so have to put the new expiry on any mount request</text:p>
      <text:p text:style-name="Preformatted_20_Text"><text:s text:c="4"/>c) doesn't matter, it someone restores from a tape the tape is</text:p>
      <text:p text:style-name="Preformatted_20_Text"><text:s text:c="7"/>still needed so probably should bump expiry anyway.</text:p>
      <text:p text:style-name="Preformatted_20_Text"/>
      <text:p text:style-name="Preformatted_20_Text"/>
      <text:h text:style-name="Heading_20_1" text:outline-level="1"/>
      <text:h text:style-name="P5" text:outline-level="1">Changes since Version 2</text:h>
      <text:h text:style-name="Heading_20_2" text:outline-level="2">Program and filename changes</text:h>
      <text:p text:style-name="Text_20_body">The main program module is now called TAPEMAN3 (instead of TAPEMAN). This is specifically to prevent problems with running any older release accidentally, as older releases are definitely not compatible with this release.</text:p>
      <text:p text:style-name="Text_20_body">Likewise all the installation libraries are now XXXX.TAPEMAN3.xxxx. You should delete your old libraries when comfortable with this release.</text:p>
      <text:h text:style-name="Heading_20_2" text:outline-level="2">Database format changes</text:h>
      <text:p text:style-name="Text_20_body">Databases used in previous versions of TAPEMAN are not compatible with this release. You should create a new TAPEMAN3 database and start using that (eventually deleting your old one when comfortable with this release).</text:p>
      <text:h text:style-name="Heading_20_2" text:outline-level="2">IEECVXIT triggering no longer supported</text:h>
      <text:p text:style-name="Preformatted_20_Text">The most important change since Version 1 and 2 is that for Version 3 TAPEMAN3 can no longer be triggered from IEECVXIT, it must be triggered by MyMPF (MMPF) or another similar product that can provide message parsing.</text:p>
      <text:p text:style-name="Preformatted_20_Text"/>
      <text:p text:style-name="Preformatted_20_Text">All message parsing has been removed from TAPEMAN3 so it can no longer handle the native message that used to be passed from the IEECVXIT trigger.</text:p>
      <text:p text:style-name="Preformatted_20_Text"/>
      <text:p text:style-name="Preformatted_20_Text">Benefits</text:p>
      <text:p text:style-name="Preformatted_20_Text">IEECVXIT code is cleaner, no TAPEMAN hooks needed any more</text:p>
      <text:p text:style-name="Preformatted_20_Text">TAPEMAN3 code is cleaner, no message parsing needed any more</text:p>
      <text:p text:style-name="Preformatted_20_Text">All message parsing offloaded to MMPF</text:p>
      <text:h text:style-name="Heading_20_2" text:outline-level="2">Special handling changed for IEHINITT</text:h>
      <text:p text:style-name="Preformatted_20_Text">Tapeman always had special handling for the IEHINITT message IEC701D (needs a tape mounted then the WTOR replied to). This has been cleaned up a little now message parsing has been removed. Data expected for this message trigger has changed.</text:p>
      <text:p text:style-name="Preformatted_20_Text">The new MMPF rule is</text:p>
      <text:p text:style-name="Preformatted_20_Text">IEC701D <text:s/>LNK TAPEMAN3 &amp;WORD2 &amp;WORD4 &amp;WORD9 &amp;WORD1</text:p>
      <text:h text:style-name="Heading_20_2" text:outline-level="2">The only recommended triggering mechanism now is MMPF</text:h>
      <text:p text:style-name="Preformatted_20_Text">As MMPF is now my primary automation tool and all TAPEMAN3 testing is now only being done under MMPF, you should use MMPF for message automation if using TAPEMAN3.</text:p>
      <text:p text:style-name="Preformatted_20_Text"/>
      <text:p text:style-name="Preformatted_20_Text">TAPEMAN3 is also now more integrated to MMPF, the tape volume database is recommended to be added as a DD in the MMPF procedure so that the MMPF rules can use a LNK (link directly to the program) rather than triggering a started task to do the work.</text:p>
      <text:h text:style-name="Heading_20_2" text:outline-level="2">CLIST Interface no longer provided</text:h>
      <text:p text:style-name="Preformatted_20_Text">As it is recommended that MMPF have the tape volume database DD added to it so the LNK option can trigger tapeman it therefore takes ownership of the database and the interactive/batch utilities cannot access the database while MMPF is running; so the CLIST database (which never came out of BETA anyway) serves no further purpose.</text:p>
      <text:h text:style-name="P9" text:outline-level="2">Known Issues</text:h>
      <text:p text:style-name="Preformatted_20_Text">THERE ARE THREE KNOWN ISSUES. <text:s text:c="35"/></text:p>
      <text:p text:style-name="Preformatted_20_Text">ISSUE 2. IS NOT AN ISSUE WITH THE TAPEMAN TOOLKIT BUT WITH HOW THE </text:p>
      <text:p text:style-name="Preformatted_20_Text">O/S LOCKS FILES. WORKAROUND PROVIDED. <text:s text:c="30"/></text:p>
      <text:p text:style-name="Preformatted_20_Text"/>
      <text:p text:style-name="Preformatted_20_Text">1. (LOW) HANDLING WHEN THE VSAM DATASET WASN'T PROPERLY CLOSED <text:s text:c="6"/></text:p>
      <text:p text:style-name="Preformatted_20_Text"><text:s text:c="3"/>AS TAPEMAN ABSULUTELY MUST RUN TO MOUNT TAPES, WHEN IT <text:s text:c="12"/></text:p>
      <text:p text:style-name="Preformatted_20_Text"><text:s text:c="3"/>HAS AN OPEN ERROR ON THE VSAM FILE IT JUST ASSUMES THIS <text:s text:c="11"/></text:p>
      <text:p text:style-name="Preformatted_20_Text"><text:s text:c="3"/>IS BECAUSE A PREVIOUS JOB ABENDED AND DIDN'T CLOSE IT. <text:s text:c="11"/></text:p>
      <text:p text:style-name="Preformatted_20_Text"><text:s text:c="3"/>IT RETRIES THE OPEN ONCE, IF SUCESSFULL ON THE RETRY CARRIES ON. <text:s/></text:p>
      <text:p text:style-name="Preformatted_20_Text"><text:s text:c="3"/>THE BUG HERE IS WHEN IT CARRIES ON THERE ARE A LOT OF VSAM MESSAGES <text:s/></text:p>
      <text:p text:style-name="Preformatted_20_Text"><text:s text:c="3"/>WRITTEN TO THE CONSOLE, AND WHEN TAPEMAN COMPLETES THE TAPE MOUNT <text:s text:c="2"/></text:p>
      <text:p text:style-name="Preformatted_20_Text"><text:s text:c="3"/>AN ABEND SC03 OCCURS. <text:s text:c="43"/></text:p>
      <text:p text:style-name="Preformatted_20_Text"><text:s text:c="3"/>HOWEVER TAPEMAN HAS COMPLETED ALL OPERATIONS AND THE FILE HAS BEEN <text:s/></text:p>
      <text:p text:style-name="Preformatted_20_Text"><text:s text:c="3"/>SUCESSFULLY CLOSED. <text:s text:c="46"/></text:p>
      <text:p text:style-name="Preformatted_20_Text"><text:s text:c="3"/>**THIS IS PROBABLY NOT A REAL ISSUE IN V3 AS MMPF GENERALLY</text:p>
      <text:p text:style-name="Preformatted_20_Text"><text:s text:c="5"/>CONTROLS THE TAPE CATALOG FILE, JUST SHUTDOWN MMPF CLEANLY.</text:p>
      <text:p text:style-name="Preformatted_20_Text"><text:s text:c="3"/>ACTION NEEDED: NONE. <text:s text:c="46"/></text:p>
      <text:p text:style-name="Preformatted_20_Text">2. (HIGH) WITH THE OS NOT THE PROGRAM <text:s text:c="31"/></text:p>
      <text:p text:style-name="Preformatted_20_Text"><text:s text:c="3"/>EVEN THOUGH ALL MY BACKUP JOBS USE FILES WITH A DISP=SHR SOMETIMES <text:s/></text:p>
      <text:p text:style-name="Preformatted_20_Text"><text:s text:c="3"/>THE OS LOCKS THEM SO TAPEMAN WAITS FOR ITS OWN PROGRAM LIBRARY TO <text:s/></text:p>
      <text:p text:style-name="Preformatted_20_Text"><text:s text:c="3"/>BECOME FREE, EFFECTIVELY TAPEMAN CAN DEADLOCK. THIS IS NOT UNIQUE <text:s/></text:p>
      <text:p text:style-name="Preformatted_20_Text"><text:s text:c="3"/>TO TAPEMAN, I HAVE BACKUP JOBS THAT DEADLOCK ON FILES LIKE <text:s text:c="9"/></text:p>
      <text:p text:style-name="Preformatted_20_Text"><text:s text:c="3"/>SYS1.VTAMLST WHILE NET IS RUNNING, MY APF LIBRARIES WHEN MY <text:s text:c="8"/></text:p>
      <text:p text:style-name="Preformatted_20_Text"><text:s text:c="3"/>AUTOMATION STC IS RUNNING ETC. <text:s text:c="40"/></text:p>
      <text:p text:style-name="Preformatted_20_Text"><text:s text:c="3"/>ACTION NEEDED: THIS WILL PROBABLY TAKE YOU A WHILE, EACH SITE WILL <text:s/></text:p>
      <text:p text:style-name="Preformatted_20_Text"><text:s text:c="18"/>HAVE IT'S OWN REQUIREMENTS. YOU NEED TO IDENTIFY <text:s text:c="3"/></text:p>
      <text:p text:style-name="Preformatted_20_Text"><text:s text:c="18"/>ALL LIBRARIES LOCKED THIS WAY BY THE O/S AND REMOVE <text:s/></text:p>
      <text:p text:style-name="Preformatted_20_Text"><text:s text:c="18"/>THEM FROM REGULAR BACKUP SCHEDULES. <text:s text:c="17"/></text:p>
      <text:p text:style-name="Preformatted_20_Text"><text:s text:c="18"/>CREATE A SEPERATE JOB TO BACK THESE FILES UP WHILE <text:s/></text:p>
      <text:p text:style-name="Preformatted_20_Text"><text:s text:c="18"/>AUTOMATION IS SHUTDOWN (CRITICAL) AND ANY OTHER STCS </text:p>
      <text:p text:style-name="Preformatted_20_Text"><text:s text:c="18"/>YOU RUN THAT COULD LOCK FILES SHUTDOWN <text:s/>U S I N G <text:s text:c="4"/></text:p>
      <text:p text:style-name="Preformatted_20_Text"><text:s text:c="18"/>THE TAPEMCUU PROGRAM TO REQUEST AND MOUNT A SCRATCH <text:s/></text:p>
      <text:p text:style-name="Preformatted_20_Text"><text:s text:c="18"/>TAPE. <text:s text:c="45"/></text:p>
      <text:p text:style-name="Preformatted_20_Text"><text:s text:c="18"/>AUTOMATION MUST BE SHUTDOWN WHEN USING TAPEMCUU TO <text:s text:c="2"/></text:p>
      <text:p text:style-name="Preformatted_20_Text"><text:s text:c="18"/>PREVENT AUTOMATION TRYING TO HANDLE THE MOUNT MESSAGE </text:p>
      <text:p text:style-name="Preformatted_20_Text"><text:s text:c="18"/>THAT TAPEMCUU IS GOING TO BE HANDLING. <text:s text:c="12"/></text:p>
      <text:p text:style-name="Preformatted_20_Text"><text:s text:c="18"/>(SEE TAPEMCUU DOCUMENTATION) <text:s text:c="25"/></text:p>
      <text:p text:style-name="Preformatted_20_Text"><text:s text:c="18"/>SAMPLE JOB PROVIDED IN UTILS.TAPEMAN3.SAMPLIB THAT <text:s text:c="3"/></text:p>
      <text:p text:style-name="Preformatted_20_Text"><text:s text:c="18"/>SHOWS HOW TO USE TAPEMCUU (MEMBER SYSBKJOB). <text:s text:c="9"/></text:p>
      <text:p text:style-name="Preformatted_20_Text">3. (MEDIUM) NEW WITH VERSION 3</text:p>
      <text:p text:style-name="Preformatted_20_Text"><text:s text:c="3"/>NOW MMPF NEEDS A DD FOR THE VSAM FILE THE UTILITY PROGRAMS CANNOT</text:p>
      <text:p text:style-name="Preformatted_20_Text"><text:s text:c="3"/>BE RUN WHILE MMPF IS RUNNING, THE EXAMPLE DD CARD FOR MMPF HAS A</text:p>
      <text:p text:style-name="Preformatted_20_Text"><text:s text:c="3"/>DISP=OLD TO ENFORCE THIS.</text:p>
      <text:p text:style-name="Preformatted_20_Text"><text:s text:c="3"/>USING A DISP=SHR WAS OK FOR MMPF BUT RUNNING THE UTILITY PROGRAMS</text:p>
      <text:p text:style-name="Preformatted_20_Text"><text:s text:c="3"/>WITH A DISP OF SHARE ALSO CREATED IO ERRORS ON THE VSAM DATABASE,</text:p>
      <text:p text:style-name="Preformatted_20_Text"><text:s text:c="3"/>NO DAMAGE IS DONE THEY JUST CANNOT ACCESS IT; MUST BE SHARING</text:p>
      <text:p text:style-name="Preformatted_20_Text"><text:s text:c="3"/>MANAGEMENT AT THE VSAM LEVEL.</text:p>
      <text:p text:style-name="Preformatted_20_Text"><text:s text:c="3"/>SO YOU MUST SHUTDOWN MMPF TO MANUALLY WORK WITH THE DATABASE FILE!.</text:p>
      <text:p text:style-name="Preformatted_20_Text"><text:s text:c="3"/>ACTION NEEEDED: JUST ENSURE YOU SHUTDOWN MMPF WHEN DOING ANY MANUAL</text:p>
      <text:p text:style-name="Preformatted_20_Text"><text:s text:c="19"/>DATABASE MAINTENANCE (ADDING, DELETING, TAPES ETC)</text:p>
      <text:p text:style-name="Preformatted_20_Text"><text:s text:c="19"/>YOU CAN WAIT FOR THE WAITING FOR DATASETS MESSAGE</text:p>
      <text:p text:style-name="Preformatted_20_Text"><text:s text:c="19"/>FROM YOUR JOB AND JUST STOP/START MMPF AS NEEDED.</text:p>
      <text:p text:style-name="Preformatted_20_Text"><text:s text:c="3"/>NOTES: THIS WAS NEVER AN ISSUE IN VERSION 1 AND 2 SIMPLY BECAUSE</text:p>
      <text:p text:style-name="Preformatted_20_Text"><text:s text:c="10"/>ALL JOBS USED A DISP OF OLD THEN, AS IEECVXIT TRIGGERED A</text:p>
      <text:p text:style-name="Preformatted_20_Text"><text:s text:c="10"/>STARTED PROC ONLY ON DEMAND THE DATABASE WAS NORMALLY UNALLOCATED.</text:p>
      <text:p text:style-name="Preformatted_20_Text"><text:s text:c="10"/>(I have added a rule to IEECVXIT to P MMPF is the dataset being</text:p>
      <text:p text:style-name="Preformatted_20_Text"><text:s text:c="10"/>waited on is the tape catalog as I have other automation that</text:p>
      <text:p text:style-name="Preformatted_20_Text"><text:s text:c="10"/>restarts it automatically. How you handle that is site specific).</text:p>
      <text:h text:style-name="P5" text:outline-level="1">Utility Programs Provided</text:h>
      <text:h text:style-name="Heading_20_2" text:outline-level="2">TAPEMCUU – automate a mount with automation shutdown</text:h>
      <text:p text:style-name="Preformatted_20_Text">TAPEMCUU - a TAPEMAN Utility Program</text:p>
      <text:p text:style-name="Preformatted_20_Text">====================================</text:p>
      <text:p text:style-name="Preformatted_20_Text"/>
      <text:p text:style-name="Preformatted_20_Text">This program should ONLY BE RUN WITH AUTOMATION SHUT DOWN.</text:p>
      <text:p text:style-name="Preformatted_20_Text"/>
      <text:p text:style-name="Preformatted_20_Text">The purpose of this program is to provide a way of automating scratch</text:p>
      <text:p text:style-name="Preformatted_20_Text">tape mounts during those occasions that the automation STC needs to</text:p>
      <text:p text:style-name="Preformatted_20_Text">be shutown.</text:p>
      <text:p text:style-name="Preformatted_20_Text"/>
      <text:p text:style-name="Preformatted_20_Text">There are many reasons you would shutdown automation, for example</text:p>
      <text:p text:style-name="Preformatted_20_Text">to backup libraries that are locked by automation or system tasks.</text:p>
      <text:p text:style-name="Preformatted_20_Text"/>
      <text:p text:style-name="P6">Any automation of tape mounts MUST BE DISABLED before this program</text:p>
      <text:p text:style-name="Preformatted_20_Text"><text:span text:style-name="T1">is run</text:span>, as it interfaces with TAPEMAN to obtain and mount a scratch</text:p>
      <text:p text:style-name="Preformatted_20_Text">tape; <text:span text:style-name="T1">if automation was running there would be a conflict and you would</text:span></text:p>
      <text:p text:style-name="P6">have a tape unloaded midway through use.</text:p>
      <text:p text:style-name="Preformatted_20_Text"/>
      <text:p text:style-name="Preformatted_20_Text">The program accepts a parameter of a valid tape CUU, which is expected</text:p>
      <text:p text:style-name="Preformatted_20_Text">to be online. By valid tape CUU I mean one defined to the program.</text:p>
      <text:p text:style-name="Preformatted_20_Text"><text:span text:style-name="T2">The allowed CUU unit numbers are hard coded in the program, the 48* range is for default configured Turnkey3 systems</text:span>, you may wish to update the sourcecode if you have sysgenned in extra tape devices. </text:p>
      <text:p text:style-name="Preformatted_20_Text">Thats just a simple safety check, I don't want to make it easy for you to mount a tape on a disk unit due to a typing mistake; but under hercules you can certainly try.</text:p>
      <text:p text:style-name="Preformatted_20_Text"/>
      <text:p text:style-name="Preformatted_20_Text">Since Version 3 TAPEMCUU must be run as an external task (V2 and below triggered the started task to mount a tape, V3 onward requires TAPEMCUU to run externally (or the job running it would wait until it completed the jobstep, and at the end of the jobstep it would unload the tape; so run it as per the JCL below).</text:p>
      <text:p text:style-name="Preformatted_20_Text"/>
      <text:p text:style-name="Preformatted_20_Text">The TAPEMCUU program will wait 30 seconds, which allows the next jobstep to request and wait for a tapemount, then will mount the tape.</text:p>
      <text:p text:style-name="Preformatted_20_Text">It must be done in this order as the tape cannot be mounted until after the next step requests a tapemount (because if a tape is mounted on the drive prior to the jobstep requesting a tape it will be unloaded and a new mount requested, the mount must be done after the jobstep wanting a tape requests the mount).</text:p>
      <text:p text:style-name="Preformatted_20_Text"/>
      <text:p text:style-name="Preformatted_20_Text">Use the example JCL below as a base for any jobs you need to run while automation is disabled.</text:p>
      <text:p text:style-name="Preformatted_20_Text"/>
      <text:p text:style-name="P8">Example Job</text:p>
      <text:p text:style-name="Preformatted_20_Text">-----------</text:p>
      <text:p text:style-name="Preformatted_20_Text">Note: the TAPEMCUU parm is used to select device 487, in STEP2 the</text:p>
      <text:p text:style-name="Preformatted_20_Text"><text:s text:c="6"/>UNIT=487 is used to select the specific unit. Do not use</text:p>
      <text:p text:style-name="Preformatted_20_Text"><text:s text:c="6"/>unit=tape. Unit 487 MUST be online.</text:p>
      <text:p text:style-name="Preformatted_20_Text"/>
      <text:p text:style-name="Preformatted_20_Text">//DEMOJOB <text:s/>JOB <text:s/>(0),'DEMO TAPEMCUU',CLASS=A,MSGCLASS=A</text:p>
      <text:p text:style-name="Preformatted_20_Text">//*</text:p>
      <text:p text:style-name="Preformatted_20_Text">//* WE MUST RUN TAPEMCUU OUTSIDE THE CURENT BATCH JOB</text:p>
      <text:p text:style-name="Preformatted_20_Text">//* SO THE BATCH JOB Can REQUEST THE MOUNT BEFORE</text:p>
      <text:p text:style-name="Preformatted_20_Text">//* THE PHYSICAL MOUNT IS DONE; SUB RUN AS A SEPERATE</text:p>
      <text:p text:style-name="Preformatted_20_Text">//* JOB VIA INTRDR</text:p>
      <text:p text:style-name="Preformatted_20_Text">//*</text:p>
      <text:p text:style-name="Preformatted_20_Text">//STEP1 <text:s text:c="3"/>EXEC PGM=IEBGENER</text:p>
      <text:p text:style-name="Preformatted_20_Text">//SYSIN <text:s text:c="3"/>DD <text:s text:c="2"/>DUMMY</text:p>
      <text:p text:style-name="Preformatted_20_Text">//SYSPRINT DD <text:s text:c="2"/>SYSOUT=*</text:p>
      <text:p text:style-name="Preformatted_20_Text">//SYSUT2 <text:s text:c="2"/>DD <text:s text:c="2"/>SYSOUT=(A,INTRDR)</text:p>
      <text:p text:style-name="Preformatted_20_Text">//SYSUT1 <text:s text:c="2"/>DD <text:s text:c="2"/>DATA,DLM=ZZ</text:p>
      <text:p text:style-name="Preformatted_20_Text">//TAPEMCUU JOB <text:s/>(0),'SPAWN TAPEMCUU',CLASS=A,MSGCLASS=A</text:p>
      <text:p text:style-name="Preformatted_20_Text">//STEPMCUU EXEC PGM=TAPEMCUU,PARM='487'</text:p>
      <text:p text:style-name="Preformatted_20_Text">//TAPEVOLS DD DISP=OLD,</text:p>
      <text:p text:style-name="Preformatted_20_Text">// <text:s text:c="9"/>DSN=VSAM.INSTALL.TAPEMAN33.VVDS.VOLSERS</text:p>
      <text:p text:style-name="Preformatted_20_Text">//</text:p>
      <text:p text:style-name="Preformatted_20_Text">ZZ</text:p>
      <text:p text:style-name="Preformatted_20_Text">//*</text:p>
      <text:p text:style-name="Preformatted_20_Text">//* RUN THE NEXT STEP IMMEDIATELY TO REQUEST THE</text:p>
      <text:p text:style-name="Preformatted_20_Text">//* TAPE MOUNT, THEN WHEN THE TAPEMCUU 30SEC TIMER</text:p>
      <text:p text:style-name="Preformatted_20_Text">//* EXPIRES AND MOUNTS THE TAPE WE WILL USE IT</text:p>
      <text:p text:style-name="Preformatted_20_Text">//*</text:p>
      <text:p text:style-name="Preformatted_20_Text">//STEP2 EXEC PGM=IEBCOPY</text:p>
      <text:p text:style-name="Preformatted_20_Text">//SYSPRINT DD SYSOUT=*</text:p>
      <text:p text:style-name="Preformatted_20_Text">//SYSUT1 <text:s text:c="2"/>DD DISP=SHR,DSN=SYSPROG.LIB.USERCAT.JCL</text:p>
      <text:p text:style-name="Preformatted_20_Text">//SYSUT2 <text:s text:c="2"/>DD <text:s/>DISP=(NEW,KEEP),UNIT=487,LABEL=(1,SL),</text:p>
      <text:p text:style-name="Preformatted_20_Text">// <text:s text:c="6"/>DSN=SYSPROG.LIB.USERCAT.JCL,</text:p>
      <text:p text:style-name="Preformatted_20_Text">// <text:s text:c="6"/>DCB=*.SYSUT1</text:p>
      <text:p text:style-name="Preformatted_20_Text">//SYSIN <text:s text:c="3"/>DD <text:s/>*</text:p>
      <text:p text:style-name="Preformatted_20_Text"><text:s/>COPY INDD=SYSUT1,OUTDD=SYSUT2</text:p>
      <text:p text:style-name="Preformatted_20_Text">/*</text:p>
      <text:p text:style-name="P7">//</text:p>
      <text:h text:style-name="P9" text:outline-level="2">TAPEMEXP – Change a volsers expiry date in the database</text:h>
      <text:p text:style-name="Preformatted_20_Text">TAPEMEXP - a TAPEMAN Utility Program</text:p>
      <text:p text:style-name="Preformatted_20_Text">====================================</text:p>
      <text:p text:style-name="Preformatted_20_Text"/>
      <text:p text:style-name="Preformatted_20_Text">The TAPEMEXP program is used to change the expiry date field of a</text:p>
      <text:p text:style-name="Preformatted_20_Text">volser in the catalog.</text:p>
      <text:p text:style-name="Preformatted_20_Text"/>
      <text:p text:style-name="Preformatted_20_Text">This is primarily used by me for testing the expiry handling of tapes</text:p>
      <text:p text:style-name="Preformatted_20_Text">and should probably not be used in the real world. As it is a simple</text:p>
      <text:p text:style-name="Preformatted_20_Text">test program it does no verification on the date field passed.</text:p>
      <text:p text:style-name="Preformatted_20_Text"/>
      <text:p text:style-name="Preformatted_20_Text">---------------------------------------------------------------------</text:p>
      <text:p text:style-name="Preformatted_20_Text"><text:s text:c="16"/>sample jobdeck for running this.</text:p>
      <text:p text:style-name="Preformatted_20_Text">---------------------------------------------------------------------</text:p>
      <text:p text:style-name="Preformatted_20_Text"/>
      <text:p text:style-name="Preformatted_20_Text">//MARKTUTL JOB <text:s/>(0),'TAPE MAINT',CLASS=A,MSGCLASS=A</text:p>
      <text:p text:style-name="Preformatted_20_Text">//TAPEMUTL EXEC PGM=TAPEMUTL</text:p>
      <text:p text:style-name="Preformatted_20_Text">//TAPEVOLS DD <text:s text:c="2"/>DISP=OLD,DSN=VSAM.UTILS.TAPEMAN3.VVDS.VOLSERS</text:p>
      <text:p text:style-name="Preformatted_20_Text">//SYSPRINT DD <text:s text:c="2"/>SYSOUT=*</text:p>
      <text:p text:style-name="Preformatted_20_Text">//SYSIN <text:s text:c="3"/>DD <text:s text:c="2"/>*</text:p>
      <text:p text:style-name="Preformatted_20_Text">TAPE01 07099</text:p>
      <text:p text:style-name="Preformatted_20_Text">TAPE02 08360</text:p>
      <text:p text:style-name="Preformatted_20_Text">/*</text:p>
      <text:p text:style-name="Preformatted_20_Text">//</text:p>
      <text:p text:style-name="Preformatted_20_Text"/>
      <text:p text:style-name="Preformatted_20_Text">---------------------------------------------------------------------</text:p>
      <text:p text:style-name="Preformatted_20_Text"><text:s text:c="22"/>SYSIN CARD FORMAT <text:s text:c="2"/></text:p>
      <text:p text:style-name="Preformatted_20_Text"/>
      <text:p text:style-name="Preformatted_20_Text">vvvvvv yyddd</text:p>
      <text:p text:style-name="Preformatted_20_Text"/>
      <text:p text:style-name="Preformatted_20_Text"><text:s text:c="4"/>i) replace vvvvvv with an uppercase tape volser.</text:p>
      <text:p text:style-name="Preformatted_20_Text"><text:s text:c="3"/>ii) replace yyddd with a valid julian date for the new expiry</text:p>
      <text:p text:style-name="Preformatted_20_Text"><text:s text:c="2"/>iii) each card starts in column 1</text:p>
      <text:p text:style-name="Preformatted_20_Text"/>
      <text:p text:style-name="P4"><text:s text:c="2"/>See the example above.</text:p>
      <text:p text:style-name="Preformatted_20_Text"/>
      <text:p text:style-name="Preformatted_20_Text"/>
      <text:h text:style-name="Heading_20_2" text:outline-level="2"/>
      <text:h text:style-name="P9" text:outline-level="2">TAPEMSCR – Daily database tape scratch job</text:h>
      <text:p text:style-name="Preformatted_20_Text"/>
      <text:p text:style-name="Preformatted_20_Text">TAPEMSCR - a TAPEMAN Utility Program</text:p>
      <text:p text:style-name="Preformatted_20_Text">====================================</text:p>
      <text:p text:style-name="Preformatted_20_Text"/>
      <text:p text:style-name="Preformatted_20_Text">The TAPEMSCR program should be run daily to check the VSAM database</text:p>
      <text:p text:style-name="Preformatted_20_Text">used by TAPEMAN for any expired volume entries.</text:p>
      <text:p text:style-name="Preformatted_20_Text"/>
      <text:p text:style-name="Preformatted_20_Text">It's only purpose in life is to scan for any volsers that have an</text:p>
      <text:p text:style-name="Preformatted_20_Text">expiry date prior to the current days date, and change them to</text:p>
      <text:p text:style-name="Preformatted_20_Text">scratch tape entries.</text:p>
      <text:p text:style-name="Preformatted_20_Text"/>
      <text:p text:style-name="Preformatted_20_Text">If you do not run this regularly you will eventually run out of</text:p>
      <text:p text:style-name="Preformatted_20_Text">scratch tapes.</text:p>
      <text:p text:style-name="Preformatted_20_Text"/>
      <text:p text:style-name="Preformatted_20_Text">In the file &lt;pref&gt;.TAPEMAN.CONTROL, where &lt;pref&gt; is the prefix</text:p>
      <text:p text:style-name="Preformatted_20_Text">you use to restore these files down, the member DAILYSCR has a</text:p>
      <text:p text:style-name="Preformatted_20_Text">sample jobdeck for running this.</text:p>
      <text:p text:style-name="Preformatted_20_Text"/>
      <text:p text:style-name="Preformatted_20_Text">The contents of that member are below</text:p>
      <text:p text:style-name="Preformatted_20_Text"/>
      <text:p text:style-name="Preformatted_20_Text">//MARKDSCR JOB <text:s/>(0),'DAILY TAPE SCRATCH',CLASS=A,MSGCLASS=A</text:p>
      <text:p text:style-name="Preformatted_20_Text">//*</text:p>
      <text:p text:style-name="Preformatted_20_Text">//* SHOULD BE RUN DAILY TO EXPIRE TAPED IN THE SCRATCH POOL</text:p>
      <text:p text:style-name="Preformatted_20_Text">//* THAT HAVE PASSED THEIR EXPIRY DATES.</text:p>
      <text:p text:style-name="Preformatted_20_Text">//*</text:p>
      <text:p text:style-name="Preformatted_20_Text">//DAILYSCR EXEC PGM=TAPEMSCR</text:p>
      <text:p text:style-name="Preformatted_20_Text">//TAPEVOLS DD <text:s text:c="2"/>DISP=OLD,DSN=VSAM.UTILS.TAPEMAN3.VVDS.VOLSERS VSAM FILE</text:p>
      <text:p text:style-name="Preformatted_20_Text">//SYSPRINT DD <text:s text:c="2"/>SYSOUT=*</text:p>
      <text:p text:style-name="Preformatted_20_Text">//</text:p>
      <text:p text:style-name="Preformatted_20_Text"/>
      <text:p text:style-name="Preformatted_20_Text">If you have assembled/copied the programs into a program library</text:p>
      <text:p text:style-name="Preformatted_20_Text">in your systems linklist the steplib is not required.</text:p>
      <text:p text:style-name="Preformatted_20_Text"/>
      <text:p text:style-name="Preformatted_20_Text">The UTILS prefix on the TAPEVOLS DD will need to be updated to</text:p>
      <text:p text:style-name="Preformatted_20_Text">relect where you created your tape volume database.</text:p>
      <text:p text:style-name="Preformatted_20_Text"/>
      <text:p text:style-name="Preformatted_20_Text">There is no SYSIN or equivalent DD card required, the program</text:p>
      <text:p text:style-name="Preformatted_20_Text">requires no parameters.</text:p>
      <text:p text:style-name="Preformatted_20_Text"/>
      <text:p text:style-name="Preformatted_20_Text">NOTES: I have this in my COMMND00 member as well as triggered</text:p>
      <text:p text:style-name="Preformatted_20_Text"><text:s text:c="7"/>daily by ZTIMER (ZTIMER is from the CBTTAPE site)</text:p>
      <text:p text:style-name="Preformatted_20_Text"/>
      <text:p text:style-name="Preformatted_20_Text"/>
      <text:h text:style-name="Heading_20_2" text:outline-level="2"/>
      <text:h text:style-name="P9" text:outline-level="2">TAPEMUTL – database update utility (add/delete/scratch/list volsers)</text:h>
      <text:p text:style-name="Preformatted_20_Text">TAPEMUTL - a TAPEMAN Utility Program</text:p>
      <text:p text:style-name="Preformatted_20_Text">====================================</text:p>
      <text:p text:style-name="Preformatted_20_Text"/>
      <text:p text:style-name="Preformatted_20_Text">The TAPEMUTL program is used to ADD, DELETE and LIST tape volser</text:p>
      <text:p text:style-name="Preformatted_20_Text">entries that are stored in the VSAM datafile.</text:p>
      <text:p text:style-name="Preformatted_20_Text"/>
      <text:p text:style-name="Preformatted_20_Text">In the file &lt;pref&gt;.TAPEMAN.CONTROL, where &lt;pref&gt; is the prefix</text:p>
      <text:p text:style-name="Preformatted_20_Text">you use to restore these files down, there are sample jobs</text:p>
      <text:p text:style-name="Preformatted_20_Text"><text:s/>UTLADD <text:s/>- add new tapes</text:p>
      <text:p text:style-name="Preformatted_20_Text"><text:s/>UTLDEL <text:s/>- delete tapes</text:p>
      <text:p text:style-name="Preformatted_20_Text"><text:s/>UTLSCR <text:s/>- make tapes not yet due to expire, expire now</text:p>
      <text:p text:style-name="Preformatted_20_Text"><text:s/>UTLLIST - list entries</text:p>
      <text:p text:style-name="Preformatted_20_Text"/>
      <text:p text:style-name="Preformatted_20_Text">---------------------------------------------------------------------</text:p>
      <text:p text:style-name="Preformatted_20_Text"><text:s text:c="16"/>sample jobdeck for running this.</text:p>
      <text:p text:style-name="Preformatted_20_Text">---------------------------------------------------------------------</text:p>
      <text:p text:style-name="Preformatted_20_Text"/>
      <text:p text:style-name="Preformatted_20_Text">//MARKTUTL JOB <text:s/>(0),'TAPE MAINT',CLASS=A,MSGCLASS=A</text:p>
      <text:p text:style-name="Preformatted_20_Text">//TAPEMUTL EXEC PGM=TAPEMUTL</text:p>
      <text:p text:style-name="Preformatted_20_Text">//TAPEVOLS DD <text:s text:c="2"/>DISP=OLD,DSN=VSAM.UTILS.TAPEMAN3.VVDS.VOLSERS</text:p>
      <text:p text:style-name="Preformatted_20_Text">//SYSPRINT DD <text:s text:c="2"/>SYSOUT=*</text:p>
      <text:p text:style-name="Preformatted_20_Text">//SYSIN <text:s text:c="3"/>DD <text:s text:c="2"/>*</text:p>
      <text:p text:style-name="Preformatted_20_Text">INSERT TAPE01</text:p>
      <text:p text:style-name="Preformatted_20_Text">INSERT TAPE02</text:p>
      <text:p text:style-name="Preformatted_20_Text">LIST ALL</text:p>
      <text:p text:style-name="Preformatted_20_Text">SCRATCH TAPE01</text:p>
      <text:p text:style-name="Preformatted_20_Text">DELETE TAPE02</text:p>
      <text:p text:style-name="Preformatted_20_Text">/*</text:p>
      <text:p text:style-name="Preformatted_20_Text">//</text:p>
      <text:p text:style-name="Preformatted_20_Text"/>
      <text:p text:style-name="Preformatted_20_Text">The VSAM.UTILS prefix on the TAPEVOLS DD will need to be updated to</text:p>
      <text:p text:style-name="Preformatted_20_Text">relect where you created your tape volume database.</text:p>
      <text:p text:style-name="Preformatted_20_Text"/>
      <text:p text:style-name="Preformatted_20_Text">---------------------------------------------------------------------</text:p>
      <text:p text:style-name="Preformatted_20_Text"><text:s text:c="22"/>SYSIN CARDS PERMITTED</text:p>
      <text:p text:style-name="Preformatted_20_Text"><text:s text:c="4"/>i) replace vvvvvv with an uppercase tape volser.</text:p>
      <text:p text:style-name="Preformatted_20_Text"><text:s text:c="3"/>ii) each card starts in column 1</text:p>
      <text:p text:style-name="Preformatted_20_Text"/>
      <text:p text:style-name="Preformatted_20_Text">Terminology: a 'scratch' tape is one that is available for use by</text:p>
      <text:p text:style-name="Preformatted_20_Text"><text:s text:c="13"/>any job that asks for a scratch tape.</text:p>
      <text:p text:style-name="Preformatted_20_Text">---------------------------------------------------------------------</text:p>
      <text:p text:style-name="Preformatted_20_Text"><text:s text:c="28"/>function</text:p>
      <text:p text:style-name="Preformatted_20_Text"/>
      <text:p text:style-name="Preformatted_20_Text">INSERT vvvvvv <text:s text:c="14"/>inserts a new volser as a scratch volser</text:p>
      <text:p text:style-name="Preformatted_20_Text">DELETE vvvvvv <text:s text:c="14"/>deletes an existing volser from the file</text:p>
      <text:p text:style-name="Preformatted_20_Text">SCRATCH vvvvvv <text:s text:c="13"/>force an existing volser back to scratch</text:p>
      <text:p text:style-name="Preformatted_20_Text"/>
      <text:p text:style-name="Preformatted_20_Text">LIST vvvvvv <text:s text:c="16"/>list info for one volser</text:p>
      <text:p text:style-name="Preformatted_20_Text">LIST ALL <text:s text:c="19"/>list all volsers</text:p>
      <text:p text:style-name="Preformatted_20_Text">LIST SCRATCH <text:s text:c="15"/>list all volsers in scratch state</text:p>
      <text:p text:style-name="Preformatted_20_Text"/>
      <text:p text:style-name="Preformatted_20_Text"/>
      <text:h text:style-name="Heading_20_2" text:outline-level="2"/>
      <text:h text:style-name="P9" text:outline-level="2">Labelling Tapes - Notes on IEHINITT</text:h>
      <text:p text:style-name="Preformatted_20_Text"/>
      <text:p text:style-name="Preformatted_20_Text">Not shipped with TAPEMAN3, it's part of the OS, but it needs a mention.</text:p>
      <text:p text:style-name="Preformatted_20_Text"/>
      <text:p text:style-name="Preformatted_20_Text">While for hercules you can use HETINIT to create the physical tape files I have never been able to get tape labelling to work properly using that. So I use IEHINITT on all newly created tapes as a matter of course.</text:p>
      <text:p text:style-name="Preformatted_20_Text"/>
      <text:p text:style-name="Preformatted_20_Text">The WTOR for each label request I have automated using coopertaion between MMPF and special handling in TAPEMAN3 for the IEC701D message ; if you have a MMPF rule as below</text:p>
      <text:p text:style-name="Preformatted_20_Text">IEC701D <text:s/>LNK TAPEMAN3 &amp;WORD2 &amp;WORD4 &amp;WORD9 &amp;WORD1</text:p>
      <text:p text:style-name="Preformatted_20_Text">then tapeman will will triggered by MMPF automatically mount the tape, wait six seconds, and reply to the WTOR on behalf of MMPF (mmpf doesn't know when the tape is mounted, tapeman does).</text:p>
      <text:p text:style-name="Preformatted_20_Text"/>
      <text:p text:style-name="Preformatted_20_Text">As IEHINITT is not that intuitive, here is a working example on using it.</text:p>
      <text:p text:style-name="Preformatted_20_Text"/>
      <text:p text:style-name="Preformatted_20_Text">//MARKTAPE JOB (0),'LABEL TAPES',CLASS=A,MSGCLASS=A</text:p>
      <text:p text:style-name="Preformatted_20_Text">//*</text:p>
      <text:p text:style-name="Preformatted_20_Text">//* THIS IS A SAMPLE JOB SHOWING HOW TO LABEL TAPES IN A BATCH JOB.</text:p>
      <text:p text:style-name="Preformatted_20_Text">//* THE TAPE FILES MUST HAVE BEEN PREVIOUSLY CREATED WITH HETINIT</text:p>
      <text:p text:style-name="Preformatted_20_Text">//* FROM THE COMMAND LINE.</text:p>
      <text:p text:style-name="Preformatted_20_Text">//*</text:p>
      <text:p text:style-name="Preformatted_20_Text">//* THIS JOB LABELS TAPES MARK01 THROUGH MARK05, IT WILL USE THE</text:p>
      <text:p text:style-name="Preformatted_20_Text">//* SAME TAPE UNIT FOR ALL TAPE LABEL REQUESTS (THE TAPE1 DD WILL</text:p>
      <text:p text:style-name="Preformatted_20_Text">//* USE THE FIRST FREE TAPE UNIT)</text:p>
      <text:p text:style-name="Preformatted_20_Text">//*</text:p>
      <text:p text:style-name="Preformatted_20_Text">//* TO THE WTOR PROMPTS, WHEN THE TAPE IS MOUNTED REPLY M (NOT U)</text:p>
      <text:p text:style-name="Preformatted_20_Text">//*</text:p>
      <text:p text:style-name="Preformatted_20_Text">//* I HAVE AUTOMATED THE 'M' REPLY UNDER MMPF.</text:p>
      <text:p text:style-name="Preformatted_20_Text">//*</text:p>
      <text:p text:style-name="Preformatted_20_Text">//INITTAPE EXEC PGM=IEHINITT</text:p>
      <text:p text:style-name="Preformatted_20_Text">//SYSPRINT DD <text:s text:c="2"/>SYSOUT=*</text:p>
      <text:p text:style-name="Preformatted_20_Text">//TAPE1 <text:s text:c="3"/>DD <text:s text:c="2"/>UNIT=(TAPE,,DEFER),DCB=DEN=3</text:p>
      <text:p text:style-name="Preformatted_20_Text">//SYSIN <text:s text:c="3"/>DD <text:s text:c="2"/>*</text:p>
      <text:p text:style-name="Preformatted_20_Text">TAPE1 INITT SER=MARK01,NUMBTAPE=1,OWNER='MVS38J/MID',DISP=REWIND</text:p>
      <text:p text:style-name="Preformatted_20_Text">TAPE1 INITT SER=MARK02,NUMBTAPE=1,OWNER='MVS38J/MID',DISP=REWIND</text:p>
      <text:p text:style-name="Preformatted_20_Text">TAPE1 INITT SER=MARK03,NUMBTAPE=1,OWNER='MVS38J/MID',DISP=REWIND</text:p>
      <text:p text:style-name="Preformatted_20_Text">TAPE1 INITT SER=MARK04,NUMBTAPE=1,OWNER='MVS38J/MID',DISP=REWIND</text:p>
      <text:p text:style-name="Preformatted_20_Text">TAPE1 INITT SER=MARK05,NUMBTAPE=1,OWNER='MVS38J/MID',DISP=REWIND</text:p>
      <text:p text:style-name="Preformatted_20_Text">/*</text:p>
      <text:p text:style-name="Preformatted_20_Text">//</text:p>
      <text:h text:style-name="Heading_20_1" text:outline-level="1"/>
      <text:h text:style-name="P5" text:outline-level="1">Files shipped with Tapeman Version 3</text:h>
      <text:p text:style-name="Preformatted_20_Text">These are all the files provided with the TAPEMAN distribution,</text:p>
      <text:p text:style-name="Preformatted_20_Text">and a desription of what each member within the files is used</text:p>
      <text:p text:style-name="Preformatted_20_Text">for as shipped.</text:p>
      <text:p text:style-name="Preformatted_20_Text"/>
      <text:p text:style-name="Preformatted_20_Text">TAPEMAN3.SRC</text:p>
      <text:p text:style-name="Preformatted_20_Text"><text:s text:c="2"/>This is the source code for all the program files, excluding the</text:p>
      <text:p text:style-name="Preformatted_20_Text"><text:s text:c="2"/>herccmd program for which I do not have the source.</text:p>
      <text:p text:style-name="Preformatted_20_Text"><text:s text:c="5"/>TAPEMAN <text:s text:c="2"/>- tapeman tape mounter program itself</text:p>
      <text:p text:style-name="Preformatted_20_Text"><text:s text:c="5"/>TAPEMCUU <text:s/>- batch mounter on CUU when automation is shutdown</text:p>
      <text:p text:style-name="Preformatted_20_Text"><text:s text:c="5"/>TAPEMDES <text:s/>- untested. should update the tape description</text:p>
      <text:p text:style-name="Preformatted_20_Text"><text:s text:c="5"/>TAPEMEXP <text:s/>- manually alter a tape expiry, for testing expiry</text:p>
      <text:p text:style-name="Preformatted_20_Text"><text:s text:c="5"/>TAPEMUTL <text:s/>- vsam database update utility</text:p>
      <text:p text:style-name="Preformatted_20_Text"><text:s text:c="5"/>TAPEMSCR <text:s/>- daily scratch program</text:p>
      <text:p text:style-name="Preformatted_20_Text"/>
      <text:p text:style-name="Preformatted_20_Text">TAPEMAN3.LINKLIB</text:p>
      <text:p text:style-name="Preformatted_20_Text"><text:s text:c="2"/>These are pre-assembled modules. See the documentation for those</text:p>
      <text:p text:style-name="Preformatted_20_Text"><text:s text:c="2"/>that need to be in apf libraries and those that don't.</text:p>
      <text:p text:style-name="Preformatted_20_Text"><text:s text:c="5"/>TAPEMAN <text:s text:c="2"/>- tapeman program itself</text:p>
      <text:p text:style-name="Preformatted_20_Text"><text:s text:c="5"/>TAPEMCUU <text:s/>- batch mounter when automation is shutdown</text:p>
      <text:p text:style-name="Preformatted_20_Text"><text:s text:c="5"/>TAPEMDES <text:s/>- untested. should update the tape description</text:p>
      <text:p text:style-name="Preformatted_20_Text"><text:s text:c="5"/>TAPEMEXP <text:s/>- manually alter a tape expiry, for testing expiry</text:p>
      <text:p text:style-name="Preformatted_20_Text"><text:s text:c="5"/>TAPEMUTL <text:s/>- vsam database utility program</text:p>
      <text:p text:style-name="Preformatted_20_Text"><text:s text:c="5"/>TAPEMSCR <text:s/>- daily scratch program</text:p>
      <text:p text:style-name="Preformatted_20_Text"/>
      <text:p text:style-name="Preformatted_20_Text">TAPEMAN3.INSTALL</text:p>
      <text:p text:style-name="Preformatted_20_Text"><text:s text:c="2"/>Jobs to run to setup the environment for tapeman. The order these</text:p>
      <text:p text:style-name="Preformatted_20_Text"><text:s text:c="2"/>should be run is covered in the TAPEMAN.DOC file.</text:p>
      <text:p text:style-name="Preformatted_20_Text"><text:s text:c="5"/>$README <text:s text:c="2"/>- basically says dont run any jobs without reading</text:p>
      <text:p text:style-name="Preformatted_20_Text"><text:s text:c="17"/>the $INSTALL in the TAPEMAN.DOC file.</text:p>
      <text:p text:style-name="Preformatted_20_Text"><text:s text:c="5"/>CREATEDB <text:s/>- create the vsam database</text:p>
      <text:p text:style-name="Preformatted_20_Text"><text:s text:c="5"/>PROC <text:s text:c="5"/>- example proc to place into your system proclib</text:p>
      <text:p text:style-name="Preformatted_20_Text"><text:s text:c="5"/>CUTILS <text:s text:c="3"/>- copy tapemscr and tapemutl between linklibs</text:p>
      <text:p text:style-name="Preformatted_20_Text"><text:s text:c="5"/>CTAPEMAN <text:s/>- copy tapeman between linklibs</text:p>
      <text:p text:style-name="Preformatted_20_Text"/>
      <text:p text:style-name="Preformatted_20_Text">TAPEMAN3.CONTROL</text:p>
      <text:p text:style-name="Preformatted_20_Text"><text:s text:c="2"/>These are sample jobs to manage the tape database.</text:p>
      <text:p text:style-name="Preformatted_20_Text"><text:s text:c="5"/>UTLADD <text:s text:c="3"/>- sample job to add tape volers to the vsam database</text:p>
      <text:p text:style-name="Preformatted_20_Text"><text:s text:c="5"/>UTLDEL <text:s text:c="3"/>- sample job to delete tapes from the vsam database</text:p>
      <text:p text:style-name="Preformatted_20_Text"><text:s text:c="5"/>UTLSCR <text:s text:c="3"/>- sample job to change volsers back to scratch state</text:p>
      <text:p text:style-name="Preformatted_20_Text"><text:s text:c="5"/>UTLLIST <text:s text:c="2"/>- sample job with various volser list options</text:p>
      <text:p text:style-name="Preformatted_20_Text"><text:s text:c="5"/>TAPLABEL <text:s/>- sample batch job to label new tapes</text:p>
      <text:p text:style-name="Preformatted_20_Text"><text:s text:c="5"/>DAILYSCR <text:s/>- sample daily scratch job</text:p>
      <text:p text:style-name="Preformatted_20_Text"/>
      <text:p text:style-name="Preformatted_20_Text">TAPEMAN3.DOC</text:p>
      <text:p text:style-name="Preformatted_20_Text"><text:s text:c="2"/>This is documentation on how to install TAPEMAN, and also</text:p>
      <text:p text:style-name="Preformatted_20_Text"><text:s text:c="2"/>documentation on how to use the utility programs.</text:p>
      <text:p text:style-name="Preformatted_20_Text"><text:s text:c="4"/>@ABOUT <text:s text:c="3"/>- basic info on purpose of toolkit</text:p>
      <text:p text:style-name="Preformatted_20_Text"><text:s text:c="4"/>@BUGS <text:s text:c="4"/>- known bugs and workarounds</text:p>
      <text:p text:style-name="Preformatted_20_Text"><text:s text:c="4"/>@INSTALL - how to install</text:p>
      <text:p text:style-name="Preformatted_20_Text"><text:s text:c="4"/>TAPEMCUU <text:s/>- manual on TAPEMCUU</text:p>
      <text:p text:style-name="Preformatted_20_Text"><text:s text:c="4"/>TAPEMDES <text:s/>- change description field (beta)</text:p>
      <text:p text:style-name="Preformatted_20_Text"><text:s text:c="4"/>TAPEMEXP <text:s/>- change expiry date (in the catalog) for testing</text:p>
      <text:p text:style-name="Preformatted_20_Text"><text:s text:c="4"/>TAPEMSCR <text:s/>- manual on TAPEMSCR</text:p>
      <text:p text:style-name="Preformatted_20_Text"><text:s text:c="4"/>TAPEMUTL <text:s/>- manual on TAPEMUTL</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Dickinson</meta:initial-creator>
    <meta:creation-date>2009-03-29T11:14:09.23</meta:creation-date>
    <dc:date>2013-08-14T13:39:25</dc:date>
    <dc:creator>Mark Dickinson</dc:creator>
    <meta:editing-duration>PT2H15M57S</meta:editing-duration>
    <meta:editing-cycles>6</meta:editing-cycles>
    <meta:generator>LibreOffice/3.5$Linux_x86 LibreOffice_project/350m1$Build-2</meta:generator>
    <meta:document-statistic meta:table-count="0" meta:image-count="0" meta:object-count="0" meta:page-count="14" meta:paragraph-count="424" meta:word-count="3549" meta:character-count="23447" meta:non-whitespace-character-count="18068"/>
    <meta:user-defined meta:name="Info 1"/>
    <meta:user-defined meta:name="Info 2"/>
    <meta:user-defined meta:name="Info 3"/>
    <meta:user-defined meta:name="Info 4"/>
  </office:meta>
</office:document-meta>
</file>